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href="http://www.heise.de"><text:span text:style-name="Hyperlink">eins<text:s text:c="2"/>zwei</text:span></text:a></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Hyperlink" style:family="text" style:name="Hyperlink">
      <style:text-properties fo:color="#0080C0" style:text-underline-style="soli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26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0:57</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